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fo:font-size="10pt" style:font-size-asian="10pt" style:font-size-complex="10pt"/>
    </style:style>
    <style:style style:name="P2" style:family="paragraph" style:parent-style-name="Normal">
      <style:paragraph-properties fo:margin-left="0cm" fo:margin-right="0cm" fo:text-indent="1.249cm" style:auto-text-indent="false"/>
      <style:text-properties fo:font-size="10pt" style:font-size-asian="10pt" style:font-size-complex="10pt"/>
    </style:style>
    <style:style style:name="P3" style:family="paragraph" style:parent-style-name="Normal" style:master-page-name="MP0">
      <style:paragraph-properties style:page-number="auto" fo:break-before="pag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7030a0" loext:opacity="10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01a804" style:font-size-asian="10pt" style:font-size-complex="10pt"/>
    </style:style>
    <style:style style:name="T4" style:family="text">
      <style:text-properties officeooo:rsid="0001a804"/>
    </style:style>
    <style:style style:name="T5" style:family="text">
      <style:text-properties officeooo:rsid="00027097"/>
    </style:style>
    <style:style style:name="T6" style:family="text">
      <style:text-properties fo:color="#800080" loext:opacity="100%" officeooo:rsid="00027097"/>
    </style:style>
    <style:style style:name="T7" style:family="text">
      <style:text-properties fo:color="#800080" loext:opacity="100%" officeooo:rsid="0001a804"/>
    </style:style>
    <style:style style:name="T8" style:family="text">
      <style:text-properties fo:color="#bf819e" loext:opacity="100%" officeooo:rsid="00027097"/>
    </style:style>
    <style:style style:name="T9" style:family="text">
      <style:text-properties fo:color="#a1467e" loext:opacity="100%" officeooo:rsid="000270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UT1 BBDD</text:p>
      <text:p text:style-name="P1">Opc- multiples tablas</text:p>
      <text:p text:style-name="P1">CREATE DATABASE UT1;</text:p>
      <text:p text:style-name="Normal"><text:span text:style-name="Fuente_20_de_20_párrafo_20_predeter."><text:span text:style-name="T1">CREATE TABLE </text:span></text:span><text:span text:style-name="Fuente_20_de_20_párrafo_20_predeter."><text:span text:style-name="T2">IF NOT EXISTS [UT1.]Alumno (</text:span></text:span></text:p>
      <text:p text:style-name="P1"><text:tab/>DNI VARCHAR(10)Primary key <text:s/>not null,</text:p>
      <text:p text:style-name="P1"><text:tab/>Nombre CHAR(35) not null,</text:p>
      <text:p text:style-name="P1"><text:tab/>NMat NUMERIC(4) <text:span text:style-name="T4">unique </text:span>CHECK (NMat&gt;0),</text:p>
      <text:p text:style-name="P1"><text:tab/>Tutor CHAR (10),</text:p>
      <text:p text:style-name="P2"/>
      <text:p text:style-name="Normal"><text:span text:style-name="Fuente_20_de_20_párrafo_20_predeter."><text:span text:style-name="T2"><text:tab/></text:span></text:span><text:span text:style-name="Fuente_20_de_20_párrafo_20_predeter."><text:span text:style-name="T1">CONSTRAINT </text:span></text:span><text:span text:style-name="Fuente_20_de_20_párrafo_20_predeter."><text:span text:style-name="T2">fk_dni_tutor </text:span></text:span><text:span text:style-name="Fuente_20_de_20_párrafo_20_predeter."><text:span text:style-name="T1">FOREIGN KEY</text:span></text:span><text:span text:style-name="Fuente_20_de_20_párrafo_20_predeter."><text:span text:style-name="T2">(Tutor) </text:span></text:span><text:span text:style-name="Fuente_20_de_20_párrafo_20_predeter."><text:span text:style-name="T1">REFERENCES</text:span></text:span><text:span text:style-name="Fuente_20_de_20_párrafo_20_predeter."><text:span text:style-name="T2"> Profesor (DNI)</text:span></text:span><text:span text:style-name="Fuente_20_de_20_párrafo_20_predeter."><text:span text:style-name="T3">);</text:span></text:span></text:p>
      <text:p text:style-name="P1"/>
      <text:p text:style-name="Normal"><text:span text:style-name="Fuente_20_de_20_párrafo_20_predeter."><text:span text:style-name="T1">CREATE TABLE </text:span></text:span><text:span text:style-name="Fuente_20_de_20_párrafo_20_predeter."><text:span text:style-name="T2">IF NOT EXISTS [UT1.]Profesor (</text:span></text:span></text:p>
      <text:p text:style-name="P1"><text:tab/>DNI VARCHAR(10)Primary key, unique, not null, CHECK NUMERIC(9),CHAR(1),</text:p>
      <text:p text:style-name="P1"><text:tab/>Nombre CHAR(35), not null,</text:p>
      <text:p text:style-name="P1"/>
      <text:p text:style-name="Normal"><text:span text:style-name="Fuente_20_de_20_párrafo_20_predeter."><text:span text:style-name="T1">CREATE TABLE </text:span></text:span><text:span text:style-name="Fuente_20_de_20_párrafo_20_predeter."><text:span text:style-name="T2">IF NOT EXISTS [UT1.] Modulo (</text:span></text:span></text:p>
      <text:p text:style-name="P1"><text:tab/>Codigo CHAR(4) Primary key not null,</text:p>
      <text:p text:style-name="P1"><text:tab/>Nombre CHAR(15) not null,</text:p>
      <text:p text:style-name="P1"><text:tab/>);</text:p>
      <text:p text:style-name="Normal"><text:span text:style-name="Fuente_20_de_20_párrafo_20_predeter."><text:span text:style-name="T1">CREATE TABLE IF NOT EXISTS </text:span></text:span><text:span text:style-name="Fuente_20_de_20_párrafo_20_predeter."><text:span text:style-name="T2">[UT1.]Calificacion (</text:span></text:span></text:p>
      <text:p text:style-name="P1"><text:tab/>DNI VARCHAR(10) not null,</text:p>
      <text:p text:style-name="P1"><text:tab/>CodigoModulo CHAR(4),</text:p>
      <text:p text:style-name="P1"><text:tab/>Fecha CHAR(8),</text:p>
      <text:p text:style-name="Normal"><text:span text:style-name="Fuente_20_de_20_párrafo_20_predeter."><text:span text:style-name="T2"><text:tab/>Nota NUMERIC, </text:span></text:span><text:span text:style-name="Fuente_20_de_20_párrafo_20_predeter."><text:span text:style-name="T1">CHECK </text:span></text:span><text:span text:style-name="Fuente_20_de_20_párrafo_20_predeter."><text:span text:style-name="T2">(0&lt;nota AND 11&gt;nota),</text:span></text:span></text:p>
      <text:p text:style-name="P1"><text:tab/><text:span text:style-name="T6">CONSTRAINT</text:span><text:span text:style-name="T5"> </text:span><text:span text:style-name="T4">pk.calificacion </text:span><text:span text:style-name="T6">PRIMARY KEY</text:span><text:span text:style-name="T7"> </text:span><text:span text:style-name="T4">(dni,codigomodulo, fecha),_</text:span></text:p>
      <text:p text:style-name="Normal"><text:span text:style-name="Fuente_20_de_20_párrafo_20_predeter."><text:span text:style-name="T2"><text:tab/></text:span></text:span><text:span text:style-name="Fuente_20_de_20_párrafo_20_predeter."><text:span text:style-name="T1">CONSTRAINT </text:span></text:span><text:span text:style-name="Fuente_20_de_20_párrafo_20_predeter."><text:span text:style-name="T2">fk_dni_alumno </text:span></text:span><text:span text:style-name="Fuente_20_de_20_párrafo_20_predeter."><text:span text:style-name="T1">FOREIGN KEY</text:span></text:span><text:span text:style-name="Fuente_20_de_20_párrafo_20_predeter."><text:span text:style-name="T2">(DNI) </text:span></text:span><text:span text:style-name="Fuente_20_de_20_párrafo_20_predeter."><text:span text:style-name="T1">REFERENCES</text:span></text:span><text:span text:style-name="Fuente_20_de_20_párrafo_20_predeter."><text:span text:style-name="T2"> Alumno (DNI)</text:span></text:span></text:p>
      <text:p text:style-name="Normal"><text:span text:style-name="Fuente_20_de_20_párrafo_20_predeter."><text:span text:style-name="T2"><text:tab/></text:span></text:span><text:span text:style-name="Fuente_20_de_20_párrafo_20_predeter."><text:span text:style-name="T1">CONSTRAINT </text:span></text:span><text:span text:style-name="Fuente_20_de_20_párrafo_20_predeter."><text:span text:style-name="T2">fk_id_modulo </text:span></text:span><text:span text:style-name="Fuente_20_de_20_párrafo_20_predeter."><text:span text:style-name="T1">FOREIGN KEY</text:span></text:span><text:span text:style-name="Fuente_20_de_20_párrafo_20_predeter."><text:span text:style-name="T2">(CodigoModulo) </text:span></text:span><text:span text:style-name="Fuente_20_de_20_párrafo_20_predeter."><text:span text:style-name="T1">REFERENCES</text:span></text:span><text:span text:style-name="Fuente_20_de_20_párrafo_20_predeter."><text:span text:style-name="T2"> Modulo (Codigo)</text:span></text:span><text:span text:style-name="Fuente_20_de_20_párrafo_20_predeter."><text:span text:style-name="T3">)</text:span></text:span></text:p>
      <text:p text:style-name="P1"/>
      <text:p text:style-name="P1">DNI MOD23 (Da un numero del 0 al 22 que se traduce en la letra del DNI)</text:p>
      <text:p text:style-name="P1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isabel alvarez melo</meta:initial-creator>
    <meta:creation-date>2023-09-30T22:52:00Z</meta:creation-date>
    <dc:date>2023-10-06T09:48:02.278000000</dc:date>
    <meta:editing-cycles>4</meta:editing-cycles>
    <meta:editing-duration>PT51M21S</meta:editing-duration>
    <meta:document-statistic meta:table-count="0" meta:image-count="0" meta:object-count="0" meta:page-count="1" meta:paragraph-count="25" meta:word-count="136" meta:character-count="975" meta:non-whitespace-character-count="846"/>
    <meta:template xlink:type="simple" xlink:actuate="onRequest" xlink:title="" xlink:href="Normal"/>
  </office:meta>
</office:document-meta>
</file>